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788" officeooo:paragraph-rsid="0016d788"/>
    </style:style>
    <style:style style:name="P2" style:family="paragraph" style:parent-style-name="Standard">
      <style:text-properties officeooo:rsid="0016d788" officeooo:paragraph-rsid="0018b49f"/>
    </style:style>
    <style:style style:name="P3" style:family="paragraph" style:parent-style-name="Standard">
      <style:text-properties officeooo:rsid="0016d788" officeooo:paragraph-rsid="001aa154"/>
    </style:style>
    <style:style style:name="P4" style:family="paragraph" style:parent-style-name="Standard">
      <style:text-properties officeooo:rsid="0016d788" officeooo:paragraph-rsid="001e0078"/>
    </style:style>
    <style:style style:name="P5" style:family="paragraph" style:parent-style-name="Standard">
      <style:text-properties officeooo:rsid="0016d788" officeooo:paragraph-rsid="001e99c1"/>
    </style:style>
    <style:style style:name="P6" style:family="paragraph" style:parent-style-name="Standard">
      <style:text-properties officeooo:rsid="0016d788" officeooo:paragraph-rsid="002212f1"/>
    </style:style>
    <style:style style:name="P7" style:family="paragraph" style:parent-style-name="Standard">
      <style:text-properties officeooo:rsid="0016d788" officeooo:paragraph-rsid="0023bf36"/>
    </style:style>
    <style:style style:name="P8" style:family="paragraph" style:parent-style-name="Standard">
      <style:text-properties officeooo:rsid="0016d788" officeooo:paragraph-rsid="00253285"/>
    </style:style>
    <style:style style:name="P9" style:family="paragraph" style:parent-style-name="Standard">
      <style:text-properties officeooo:rsid="0018b49f" officeooo:paragraph-rsid="0018b49f"/>
    </style:style>
    <style:style style:name="P10" style:family="paragraph" style:parent-style-name="Standard">
      <style:text-properties officeooo:rsid="0018b49f" officeooo:paragraph-rsid="00207a77"/>
    </style:style>
    <style:style style:name="P11" style:family="paragraph" style:parent-style-name="Standard">
      <style:text-properties officeooo:rsid="0018b49f" officeooo:paragraph-rsid="00253285"/>
    </style:style>
    <style:style style:name="P12" style:family="paragraph" style:parent-style-name="Standard">
      <style:text-properties officeooo:rsid="001c0dc2" officeooo:paragraph-rsid="001c0dc2"/>
    </style:style>
    <style:style style:name="P13" style:family="paragraph" style:parent-style-name="Standard">
      <style:text-properties officeooo:rsid="001c0dc2" officeooo:paragraph-rsid="001e0078"/>
    </style:style>
    <style:style style:name="P14" style:family="paragraph" style:parent-style-name="Standard">
      <style:text-properties officeooo:rsid="001c0dc2" officeooo:paragraph-rsid="001e7d7c"/>
    </style:style>
    <style:style style:name="P15" style:family="paragraph" style:parent-style-name="Standard">
      <style:text-properties officeooo:rsid="001c0dc2" officeooo:paragraph-rsid="00253285"/>
    </style:style>
    <style:style style:name="P16" style:family="paragraph" style:parent-style-name="Standard">
      <style:text-properties officeooo:rsid="001e0078" officeooo:paragraph-rsid="001e0078"/>
    </style:style>
    <style:style style:name="P17" style:family="paragraph" style:parent-style-name="Standard">
      <style:text-properties officeooo:rsid="001e0078" officeooo:paragraph-rsid="00253285"/>
    </style:style>
    <style:style style:name="T1" style:family="text">
      <style:text-properties officeooo:rsid="0018b49f"/>
    </style:style>
    <style:style style:name="T2" style:family="text">
      <style:text-properties officeooo:rsid="001aa154"/>
    </style:style>
    <style:style style:name="T3" style:family="text">
      <style:text-properties officeooo:rsid="001ac154"/>
    </style:style>
    <style:style style:name="T4" style:family="text">
      <style:text-properties officeooo:rsid="001e0078"/>
    </style:style>
    <style:style style:name="T5" style:family="text">
      <style:text-properties officeooo:rsid="001e7d7c"/>
    </style:style>
    <style:style style:name="T6" style:family="text">
      <style:text-properties officeooo:rsid="002212f1"/>
    </style:style>
    <style:style style:name="T7" style:family="text">
      <style:text-properties officeooo:rsid="0023bf36"/>
    </style:style>
    <style:style style:name="T8" style:family="text">
      <style:text-properties officeooo:rsid="00253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rker: 0.062m</text:p>
      <text:p text:style-name="P1">hd3000_calibration_2018_07_16_0.5m_0.062m.csv</text:p>
      <text:p text:style-name="P1">hd3000_calibration_2018_07_16_1.0m_0.062m.csv</text:p>
      <text:p text:style-name="P1">hd3000_calibration_2018_07_16_1.5m_0.062m.csv</text:p>
      <text:p text:style-name="P1">hd3000_calibration_2018_07_16_2.0m_0.062m.csv</text:p>
      <text:p text:style-name="P1">hd3000_calibration_2018_07_16_2.5m_0.062m.csv</text:p>
      <text:p text:style-name="P1">hd3000_calibration_2018_07_16_3.0m_0.062m.csv</text:p>
      <text:p text:style-name="P1">hd3000_calibration_2018_07_16_3.5m_0.062m.csv</text:p>
      <text:p text:style-name="P1">hd3000_calibration_2018_07_16_4.0m_0.062m.csv</text:p>
      <text:p text:style-name="P1">hd3000_calibration_2018_07_16_4.5m_0.062m.csv</text:p>
      <text:p text:style-name="P1">hd3000_calibration_2018_07_16_5.0m_0.062m.csv</text:p>
      <text:p text:style-name="P1">hd3000_calibration_2018_07_16_5.5m_0.062m.csv</text:p>
      <text:p text:style-name="P1"/>
      <text:p text:style-name="P9">Naming convention used where ‘r’ indicates a counter-clockwise rotation from the top view (right side forward), no label indicates a clockwise turn (left side forward). <text:span text:style-name="T3">Angles are in degrees, but are printed to the file in radians.</text:span></text:p>
      <text:p text:style-name="P1">hd3000_calibration_2018_07_16_0.5m_<text:span text:style-name="T1">30_0.062m.csv</text:span></text:p>
      <text:p text:style-name="P2">hd3000_calibration_2018_07_16_0.5m_<text:span text:style-name="T1">60_0.062m.csv</text:span></text:p>
      <text:p text:style-name="P2">hd3000_calibration_2018_07_16_0.<text:span text:style-name="T1">5</text:span>m_<text:span text:style-name="T1">r_30_0.062m.csv</text:span></text:p>
      <text:p text:style-name="P2">hd3000_calibration_2018_07_16_<text:span text:style-name="T2">0</text:span>.<text:span text:style-name="T2">5</text:span>m_<text:span text:style-name="T1">r_60_0.062m.csv</text:span></text:p>
      <text:p text:style-name="P3">hd3000_calibration_2018_07_16_<text:span text:style-name="T2">1.0</text:span>m_<text:span text:style-name="T1">30_0.062m.csv</text:span></text:p>
      <text:p text:style-name="P3">hd3000_calibration_2018_07_16_<text:span text:style-name="T2">1.0</text:span>m_<text:span text:style-name="T1">60_0.062m.csv</text:span></text:p>
      <text:p text:style-name="P3">hd3000_calibration_2018_07_16_<text:span text:style-name="T2">1.0</text:span>m_<text:span text:style-name="T1">r_30_0.062m.csv</text:span></text:p>
      <text:p text:style-name="P3">hd3000_calibration_2018_07_16_<text:span text:style-name="T2">1.0</text:span>m_<text:span text:style-name="T1">r_60_0.062m.csv</text:span></text:p>
      <text:p text:style-name="P3">hd3000_calibration_2018_07_16_<text:span text:style-name="T2">1</text:span>.5m_<text:span text:style-name="T1">30_0.062m.csv</text:span></text:p>
      <text:p text:style-name="P3">hd3000_calibration_2018_07_16_<text:span text:style-name="T2">1</text:span>.5m_<text:span text:style-name="T1">60_0.062m.csv</text:span></text:p>
      <text:p text:style-name="P3">hd3000_calibration_2018_07_16_<text:span text:style-name="T2">1</text:span>.<text:span text:style-name="T1">5</text:span>m_<text:span text:style-name="T1">r_30_0.062m.csv</text:span></text:p>
      <text:p text:style-name="P3">hd3000_calibration_2018_07_16_<text:span text:style-name="T2">1</text:span>.5m_<text:span text:style-name="T1">r_60_0.062m.csv</text:span></text:p>
      <text:p text:style-name="P3">hd3000_calibration_2018_07_16_<text:span text:style-name="T2">2</text:span>.<text:span text:style-name="T2">0</text:span>m_<text:span text:style-name="T1">30_0.062m.csv</text:span></text:p>
      <text:p text:style-name="P3">hd3000_calibration_2018_07_16_<text:span text:style-name="T2">2</text:span>.<text:span text:style-name="T2">0</text:span>m_<text:span text:style-name="T1">60_0.062m.csv</text:span></text:p>
      <text:p text:style-name="P3">hd3000_calibration_2018_07_16_<text:span text:style-name="T2">2</text:span>.<text:span text:style-name="T2">0</text:span>m_<text:span text:style-name="T1">r_30_0.062m.csv</text:span></text:p>
      <text:p text:style-name="P3">hd3000_calibration_2018_07_16_<text:span text:style-name="T2">2</text:span>.<text:span text:style-name="T2">0</text:span>m_<text:span text:style-name="T1">r_60_0.062m.csv</text:span></text:p>
      <text:p text:style-name="P3">hd3000_calibration_2018_07_16_<text:span text:style-name="T2">2</text:span>.5m_<text:span text:style-name="T1">30_0.062m.csv</text:span></text:p>
      <text:p text:style-name="P3">hd3000_calibration_2018_07_16_<text:span text:style-name="T2">2</text:span>.<text:span text:style-name="T1">5</text:span>m_<text:span text:style-name="T1">r_30_0.062m.csv</text:span></text:p>
      <text:p text:style-name="P3">hd3000_calibration_2018_07_16_<text:span text:style-name="T2">3</text:span>.<text:span text:style-name="T2">0</text:span>m_<text:span text:style-name="T1">30_0.062m.csv</text:span></text:p>
      <text:p text:style-name="P3">hd3000_calibration_2018_07_16_<text:span text:style-name="T2">3</text:span>.<text:span text:style-name="T2">0</text:span>m_<text:span text:style-name="T1">r_30_0.062m.csv</text:span></text:p>
      <text:p text:style-name="P3"/>
      <text:p text:style-name="P12">hd3000_calibration_2018_07_16_obstruction#1_0.5m_0.062m.csv</text:p>
      <text:p text:style-name="P12">hd3000_calibration_2018_07_16_obstruction#2_0.5m_0.062m.csv</text:p>
      <text:p text:style-name="P12">hd3000_calibration_2018_07_16_obstruction#3_0.5m_0.062m.csv</text:p>
      <text:p text:style-name="P12">hd3000_calibration_2018_07_16_obstruction#4_0.5m_0.062m.csv</text:p>
      <text:p text:style-name="P12">hd3000_calibration_2018_07_16_obstruction#1_1.0m_0.062m.csv</text:p>
      <text:p text:style-name="P12">hd3000_calibration_2018_07_16_obstruction#2_1.0m_0.062m.csv</text:p>
      <text:p text:style-name="P12">hd3000_calibration_2018_07_16_obstruction#3_1.0m_0.062m.csv</text:p>
      <text:p text:style-name="P12">hd3000_calibration_2018_07_16_obstruction#4_1.0m_0.062m.csv</text:p>
      <text:p text:style-name="P12">hd3000_calibration_2018_07_16_obstruction#1_1.5m_0.062m.csv</text:p>
      <text:p text:style-name="P12">hd3000_calibration_2018_07_16_obstruction#2_1.5m_0.062m.csv</text:p>
      <text:p text:style-name="P12">hd3000_calibration_2018_07_16_obstruction#3_1.5m_0.062m.csv</text:p>
      <text:p text:style-name="P12">hd3000_calibration_2018_07_16_obstruction#4_1.5m_0.062m.csv</text:p>
      <text:p text:style-name="P12"><text:soft-page-break/>hd3000_calibration_2018_07_16_obstruction#1_2.0m_0.062m.csv</text:p>
      <text:p text:style-name="P12">hd3000_calibration_2018_07_16_obstruction#2_2.0m_0.062m.csv</text:p>
      <text:p text:style-name="P12">hd3000_calibration_2018_07_16_obstruction#3_2.0m_0.062m.csv</text:p>
      <text:p text:style-name="P12">hd3000_calibration_2018_07_16_obstruction#4_2.0m_0.062m.csv</text:p>
      <text:p text:style-name="P12">hd3000_calibration_2018_07_16_obstruction#1_2.5m_0.062m.csv</text:p>
      <text:p text:style-name="P12">hd3000_calibration_2018_07_16_obstruction#2_2.5m_0.062m.csv</text:p>
      <text:p text:style-name="P12">hd3000_calibration_2018_07_16_obstruction#3_2.5m_0.062m.csv</text:p>
      <text:p text:style-name="P12">hd3000_calibration_2018_07_16_obstruction#4_2.5m_0.062m.csv</text:p>
      <text:p text:style-name="P12">hd3000_calibration_2018_07_16_obstruction#1_3.0m_0.062m.csv</text:p>
      <text:p text:style-name="P12">hd3000_calibration_2018_07_16_obstruction#2_3.0m_0.062m.csv</text:p>
      <text:p text:style-name="P12">hd3000_calibration_2018_07_16_obstruction#3_3.0m_0.062m.csv</text:p>
      <text:p text:style-name="P12">hd3000_calibration_2018_07_16_obstruction#4_3.0m_0.062m.csv</text:p>
      <text:p text:style-name="P12">hd3000_calibration_2018_07_16_obstruction#1_3.5m_0.062m.csv</text:p>
      <text:p text:style-name="P12">hd3000_calibration_2018_07_16_obstruction#2_3.5m_0.062m.csv</text:p>
      <text:p text:style-name="P12">hd3000_calibration_2018_07_16_obstruction#3_3.5m_0.062m.csv</text:p>
      <text:p text:style-name="P12">hd3000_calibration_2018_07_16_obstruction#4_3.5m_0.062m.csv</text:p>
      <text:p text:style-name="P12"/>
      <text:p text:style-name="P16">Marker: 0.124m</text:p>
      <text:p text:style-name="P4">hd3000_calibration_2018_07_16_0.5m_0.<text:span text:style-name="T4">124</text:span>m.csv</text:p>
      <text:p text:style-name="P4">hd3000_calibration_2018_07_16_1.0m_0.124m.csv</text:p>
      <text:p text:style-name="P4">hd3000_calibration_2018_07_16_1.5m_0.124m.csv</text:p>
      <text:p text:style-name="P4">hd3000_calibration_2018_07_16_2.0m_0.124m.csv</text:p>
      <text:p text:style-name="P4">hd3000_calibration_2018_07_16_2.5m_0.124m.csv</text:p>
      <text:p text:style-name="P4">hd3000_calibration_2018_07_16_3.0m_0.124m.csv</text:p>
      <text:p text:style-name="P4">hd3000_calibration_2018_07_16_3.5m_0.124m.csv</text:p>
      <text:p text:style-name="P4">hd3000_calibration_2018_07_16_4.0m_0.124m.csv</text:p>
      <text:p text:style-name="P4">hd3000_calibration_2018_07_16_4.5m_0.124m.csv</text:p>
      <text:p text:style-name="P4">hd3000_calibration_2018_07_16_5.0m_0.124m.csv</text:p>
      <text:p text:style-name="P4">hd3000_calibration_2018_07_16_5.5m_0.124m.csv</text:p>
      <text:p text:style-name="P4"/>
      <text:p text:style-name="P13">hd3000_calibration_2018_07_16_obstruction#1_0.5m_0.124m.csv</text:p>
      <text:p text:style-name="P13">hd3000_calibration_2018_07_16_obstruction#2_0.5m_0.124m.csv</text:p>
      <text:p text:style-name="P13">hd3000_calibration_2018_07_16_obstruction#3_0.5m_0.124m.csv</text:p>
      <text:p text:style-name="P13">hd3000_calibration_2018_07_16_obstruction#4_0.5m_0.124m.csv</text:p>
      <text:p text:style-name="P13">hd3000_calibration_2018_07_16_obstruction#1_1.0m_0.124m.csv</text:p>
      <text:p text:style-name="P13">hd3000_calibration_2018_07_16_obstruction#2_1.0m_0.124m.csv</text:p>
      <text:p text:style-name="P13">hd3000_calibration_2018_07_16_obstruction#3_1.0m_0.124m.csv</text:p>
      <text:p text:style-name="P13">hd3000_calibration_2018_07_16_obstruction#4_1.0m_0.124m.csv</text:p>
      <text:p text:style-name="P13">hd3000_calibration_2018_07_16_obstruction#1_1.5m_0.124m.csv</text:p>
      <text:p text:style-name="P13">hd3000_calibration_2018_07_16_obstruction#2_1.5m_0.124m.csv</text:p>
      <text:p text:style-name="P13">hd3000_calibration_2018_07_16_obstruction#3_1.5m_0.124m.csv</text:p>
      <text:p text:style-name="P13">hd3000_calibration_2018_07_16_obstruction#4_1.5m_0.124m.csv</text:p>
      <text:p text:style-name="P13">hd3000_calibration_2018_07_16_obstruction#1_2.0m_0.124m.csv</text:p>
      <text:p text:style-name="P13">hd3000_calibration_2018_07_16_obstruction#2_2.0m_0.124m.csv</text:p>
      <text:p text:style-name="P13">hd3000_calibration_2018_07_16_obstruction#3_2.0m_0.124m.csv</text:p>
      <text:p text:style-name="P13">hd3000_calibration_2018_07_16_obstruction#4_2.0m_0.124m.csv</text:p>
      <text:p text:style-name="P13">hd3000_calibration_2018_07_16_obstruction#1_2.5m_0.124m.csv</text:p>
      <text:p text:style-name="P13">hd3000_calibration_2018_07_16_obstruction#2_2.5m_0.124m.csv</text:p>
      <text:p text:style-name="P13">hd3000_calibration_2018_07_16_obstruction#3_2.5m_0.124m.csv</text:p>
      <text:p text:style-name="P13"><text:soft-page-break/>hd3000_calibration_2018_07_16_obstruction#4_2.5m_0.124m.csv</text:p>
      <text:p text:style-name="P13">hd3000_calibration_2018_07_16_obstruction#1_3.0m_0.124m.csv</text:p>
      <text:p text:style-name="P13">hd3000_calibration_2018_07_16_obstruction#2_3.0m_0.124m.csv</text:p>
      <text:p text:style-name="P13">hd3000_calibration_2018_07_16_obstruction#3_3.0m_0.124m.csv</text:p>
      <text:p text:style-name="P13">hd3000_calibration_2018_07_16_obstruction#4_3.0m_0.124m.csv</text:p>
      <text:p text:style-name="P13">hd3000_calibration_2018_07_16_obstruction#1_3.5m_0.124m.csv</text:p>
      <text:p text:style-name="P13">hd3000_calibration_2018_07_16_obstruction#2_3.5m_0.124m.csv</text:p>
      <text:p text:style-name="P13">hd3000_calibration_2018_07_16_obstruction#3_3.5m_0.124m.csv</text:p>
      <text:p text:style-name="P13">hd3000_calibration_2018_07_16_obstruction#4_3.5m_0.124m.csv</text:p>
      <text:p text:style-name="P13">hd3000_calibration_2018_07_16_obstruction#1_<text:span text:style-name="T4">4</text:span>.0m_0.124m.csv</text:p>
      <text:p text:style-name="P13">hd3000_calibration_2018_07_16_obstruction#2_<text:span text:style-name="T4">4</text:span>.0m_0.124m.csv</text:p>
      <text:p text:style-name="P13">hd3000_calibration_2018_07_16_obstruction#3_<text:span text:style-name="T4">4</text:span>.0m_0.124m.csv</text:p>
      <text:p text:style-name="P13">hd3000_calibration_2018_07_16_obstruction#4_<text:span text:style-name="T4">4</text:span>.0m_0.124m.csv</text:p>
      <text:p text:style-name="P13">hd3000_calibration_2018_07_16_obstruction#1_<text:span text:style-name="T4">4</text:span>.5m_0.124m.csv</text:p>
      <text:p text:style-name="P13">hd3000_calibration_2018_07_16_obstruction#2_<text:span text:style-name="T4">4</text:span>.5m_0.124m.csv</text:p>
      <text:p text:style-name="P13">hd3000_calibration_2018_07_16_obstruction#3_<text:span text:style-name="T4">4</text:span>.5m_0.124m.csv</text:p>
      <text:p text:style-name="P13">hd3000_calibration_2018_07_16_obstruction#4_<text:span text:style-name="T4">4</text:span>.5m_0.124m.csv</text:p>
      <text:p text:style-name="P14">hd3000_calibration_2018_07_16_obstruction#1_<text:span text:style-name="T5">5</text:span>.0m_0.124m.csv</text:p>
      <text:p text:style-name="P14">hd3000_calibration_2018_07_16_obstruction#2_<text:span text:style-name="T5">5</text:span>.0m_0.124m.csv</text:p>
      <text:p text:style-name="P14">hd3000_calibration_2018_07_16_obstruction#3_<text:span text:style-name="T5">5</text:span>.0m_0.124m.csv</text:p>
      <text:p text:style-name="P14">hd3000_calibration_2018_07_16_obstruction#4_<text:span text:style-name="T5">5</text:span>.0m_0.124m.csv</text:p>
      <text:p text:style-name="P14"/>
      <text:p text:style-name="P10">Naming convention used where ‘r’ indicates a counter-clockwise rotation from the top view (right side forward), no label indicates a clockwise turn (left side forward). <text:span text:style-name="T3">Angles are in degrees, but are printed to the file in radians.</text:span></text:p>
      <text:p text:style-name="P5">hd3000_calibration_2018_07_16_0.5m_<text:span text:style-name="T1">30_0.124m.csv</text:span></text:p>
      <text:p text:style-name="P5">hd3000_calibration_2018_07_16_0.5m_<text:span text:style-name="T1">60_0.124m.csv</text:span></text:p>
      <text:p text:style-name="P5">hd3000_calibration_2018_07_16_0.<text:span text:style-name="T1">5</text:span>m_<text:span text:style-name="T1">r_30_0.124m.csv</text:span></text:p>
      <text:p text:style-name="P5">hd3000_calibration_2018_07_16_<text:span text:style-name="T2">0</text:span>.<text:span text:style-name="T2">5</text:span>m_<text:span text:style-name="T1">r_60_0.124m.csv</text:span></text:p>
      <text:p text:style-name="P5">hd3000_calibration_2018_07_16_<text:span text:style-name="T2">1.0</text:span>m_<text:span text:style-name="T1">30_0.124m.csv</text:span></text:p>
      <text:p text:style-name="P5">hd3000_calibration_2018_07_16_<text:span text:style-name="T2">1.0</text:span>m_<text:span text:style-name="T1">60_0.124m.csv</text:span></text:p>
      <text:p text:style-name="P5">hd3000_calibration_2018_07_16_<text:span text:style-name="T2">1.0</text:span>m_<text:span text:style-name="T1">r_30_0.124m.csv</text:span></text:p>
      <text:p text:style-name="P5">hd3000_calibration_2018_07_16_<text:span text:style-name="T2">1.0</text:span>m_<text:span text:style-name="T1">r_60_0.124m.csv</text:span></text:p>
      <text:p text:style-name="P5">hd3000_calibration_2018_07_16_<text:span text:style-name="T2">1</text:span>.5m_<text:span text:style-name="T1">30_0.124m.csv</text:span></text:p>
      <text:p text:style-name="P5">hd3000_calibration_2018_07_16_<text:span text:style-name="T2">1</text:span>.5m_<text:span text:style-name="T1">60_0.124m.csv</text:span></text:p>
      <text:p text:style-name="P5">hd3000_calibration_2018_07_16_<text:span text:style-name="T2">1</text:span>.<text:span text:style-name="T1">5</text:span>m_<text:span text:style-name="T1">r_30_0.124m.csv</text:span></text:p>
      <text:p text:style-name="P5">hd3000_calibration_2018_07_16_<text:span text:style-name="T2">1</text:span>.5m_<text:span text:style-name="T1">r_60_0.124m.csv</text:span></text:p>
      <text:p text:style-name="P5">hd3000_calibration_2018_07_16_<text:span text:style-name="T2">2</text:span>.<text:span text:style-name="T2">0</text:span>m_<text:span text:style-name="T1">30_0.124m.csv</text:span></text:p>
      <text:p text:style-name="P5">hd3000_calibration_2018_07_16_<text:span text:style-name="T2">2</text:span>.<text:span text:style-name="T2">0</text:span>m_<text:span text:style-name="T1">60_0.124m.csv</text:span></text:p>
      <text:p text:style-name="P5">hd3000_calibration_2018_07_16_<text:span text:style-name="T2">2</text:span>.<text:span text:style-name="T2">0</text:span>m_<text:span text:style-name="T1">r_30_0.124m.csv</text:span></text:p>
      <text:p text:style-name="P5">hd3000_calibration_2018_07_16_<text:span text:style-name="T2">2</text:span>.<text:span text:style-name="T2">0</text:span>m_<text:span text:style-name="T1">r_60_0.124m.csv</text:span></text:p>
      <text:p text:style-name="P5">hd3000_calibration_2018_07_16_<text:span text:style-name="T2">2</text:span>.5m_<text:span text:style-name="T1">30_0.124m.csv</text:span></text:p>
      <text:p text:style-name="P6">hd3000_calibration_2018_07_16_<text:span text:style-name="T2">2</text:span>.5m_<text:span text:style-name="T6">60_0.124m.csv</text:span></text:p>
      <text:p text:style-name="P5">hd3000_calibration_2018_07_16_<text:span text:style-name="T2">2</text:span>.<text:span text:style-name="T1">5</text:span>m_<text:span text:style-name="T1">r_30_0.124m.csv</text:span></text:p>
      <text:p text:style-name="P6">hd3000_calibration_2018_07_16_<text:span text:style-name="T2">2</text:span>.<text:span text:style-name="T1">5</text:span>m_<text:span text:style-name="T1">r_60_0.124m.csv</text:span></text:p>
      <text:p text:style-name="P6">hd3000_calibration_2018_07_16_<text:span text:style-name="T6">3.0</text:span>m_<text:span text:style-name="T1">30_0.124m.csv</text:span></text:p>
      <text:p text:style-name="P6">hd3000_calibration_2018_07_16_<text:span text:style-name="T6">3.0</text:span>m_<text:span text:style-name="T1">r_30_0.124m.csv</text:span></text:p>
      <text:p text:style-name="P6">hd3000_calibration_2018_07_16_<text:span text:style-name="T6">3.5</text:span>m_<text:span text:style-name="T1">30_0.124m.csv</text:span></text:p>
      <text:p text:style-name="P6">hd3000_calibration_2018_07_16_<text:span text:style-name="T6">3</text:span>.<text:span text:style-name="T1">5</text:span>m_<text:span text:style-name="T1">r_30_0.124m.csv</text:span></text:p>
      <text:p text:style-name="P7"><text:soft-page-break/>hd3000_calibration_2018_07_16_<text:span text:style-name="T7">4.0</text:span>m_<text:span text:style-name="T1">30_0.124m.csv</text:span></text:p>
      <text:p text:style-name="P7">hd3000_calibration_2018_07_16_<text:span text:style-name="T7">4.0</text:span>m_<text:span text:style-name="T1">r_30_0.124m.csv</text:span></text:p>
      <text:p text:style-name="P7"/>
      <text:p text:style-name="P17">Marker: 0.<text:span text:style-name="T8">202</text:span>m</text:p>
      <text:p text:style-name="P8">hd3000_calibration_2018_07_16_0.5m_0.202m.csv</text:p>
      <text:p text:style-name="P8">hd3000_calibration_2018_07_16_1.0m_0.202m.csv</text:p>
      <text:p text:style-name="P8">hd3000_calibration_2018_07_16_1.5m_0.202m.csv</text:p>
      <text:p text:style-name="P8">hd3000_calibration_2018_07_16_2.0m_0.202m.csv</text:p>
      <text:p text:style-name="P8">hd3000_calibration_2018_07_16_2.5m_0.202m.csv</text:p>
      <text:p text:style-name="P8">hd3000_calibration_2018_07_16_3.0m_0.202m.csv</text:p>
      <text:p text:style-name="P8">hd3000_calibration_2018_07_16_3.5m_0.202m.csv</text:p>
      <text:p text:style-name="P8">hd3000_calibration_2018_07_16_4.0m_0.202m.csv</text:p>
      <text:p text:style-name="P8"/>
      <text:p text:style-name="P8"/>
      <text:p text:style-name="P15">hd3000_calibration_2018_07_16_obstruction#1_0.5m_0.202m.csv</text:p>
      <text:p text:style-name="P15">hd3000_calibration_2018_07_16_obstruction#2_0.5m_0.202m.csv</text:p>
      <text:p text:style-name="P15">hd3000_calibration_2018_07_16_obstruction#3_0.5m_0.202m.csv</text:p>
      <text:p text:style-name="P15">hd3000_calibration_2018_07_16_obstruction#4_0.5m_0.202m.csv</text:p>
      <text:p text:style-name="P15">hd3000_calibration_2018_07_16_obstruction#1_1.0m_0.202m.csv</text:p>
      <text:p text:style-name="P15">hd3000_calibration_2018_07_16_obstruction#2_1.0m_0.202m.csv</text:p>
      <text:p text:style-name="P15">hd3000_calibration_2018_07_16_obstruction#3_1.0m_0.202m.csv</text:p>
      <text:p text:style-name="P15">hd3000_calibration_2018_07_16_obstruction#4_1.0m_0.202m.csv</text:p>
      <text:p text:style-name="P15">hd3000_calibration_2018_07_16_obstruction#1_1.5m_0.202m.csv</text:p>
      <text:p text:style-name="P15">hd3000_calibration_2018_07_16_obstruction#2_1.5m_0.202m.csv</text:p>
      <text:p text:style-name="P15">hd3000_calibration_2018_07_16_obstruction#3_1.5m_0.202m.csv</text:p>
      <text:p text:style-name="P15">hd3000_calibration_2018_07_16_obstruction#4_1.5m_0.202m.csv</text:p>
      <text:p text:style-name="P15">hd3000_calibration_2018_07_16_obstruction#1_2.0m_0.202m.csv</text:p>
      <text:p text:style-name="P15">hd3000_calibration_2018_07_16_obstruction#2_2.0m_0.202m.csv</text:p>
      <text:p text:style-name="P15">hd3000_calibration_2018_07_16_obstruction#3_2.0m_0.202m.csv</text:p>
      <text:p text:style-name="P15">hd3000_calibration_2018_07_16_obstruction#4_2.0m_0.202m.csv</text:p>
      <text:p text:style-name="P15">hd3000_calibration_2018_07_16_obstruction#1_2.5m_0.202m.csv</text:p>
      <text:p text:style-name="P15">hd3000_calibration_2018_07_16_obstruction#2_2.5m_0.202m.csv</text:p>
      <text:p text:style-name="P15">hd3000_calibration_2018_07_16_obstruction#3_2.5m_0.202m.csv</text:p>
      <text:p text:style-name="P15">hd3000_calibration_2018_07_16_obstruction#4_2.5m_0.202m.csv</text:p>
      <text:p text:style-name="P15">hd3000_calibration_2018_07_16_obstruction#1_3.0m_0.202m.csv</text:p>
      <text:p text:style-name="P15">hd3000_calibration_2018_07_16_obstruction#2_3.0m_0.202m.csv</text:p>
      <text:p text:style-name="P15">hd3000_calibration_2018_07_16_obstruction#3_3.0m_0.202m.csv</text:p>
      <text:p text:style-name="P15">hd3000_calibration_2018_07_16_obstruction#4_3.0m_0.202m.csv</text:p>
      <text:p text:style-name="P15">hd3000_calibration_2018_07_16_obstruction#1_3.5m_0.202m.csv</text:p>
      <text:p text:style-name="P15">hd3000_calibration_2018_07_16_obstruction#2_3.5m_0.202m.csv</text:p>
      <text:p text:style-name="P15">hd3000_calibration_2018_07_16_obstruction#3_3.5m_0.202m.csv</text:p>
      <text:p text:style-name="P15">hd3000_calibration_2018_07_16_obstruction#4_3.5m_0.202m.csv</text:p>
      <text:p text:style-name="P15">hd3000_calibration_2018_07_16_obstruction#1_<text:span text:style-name="T4">4</text:span>.0m_0.202m.csv</text:p>
      <text:p text:style-name="P15">hd3000_calibration_2018_07_16_obstruction#2_<text:span text:style-name="T4">4</text:span>.0m_0.202m.csv</text:p>
      <text:p text:style-name="P15">hd3000_calibration_2018_07_16_obstruction#3_<text:span text:style-name="T4">4</text:span>.0m_0.202m.csv</text:p>
      <text:p text:style-name="P15">hd3000_calibration_2018_07_16_obstruction#4_<text:span text:style-name="T4">4</text:span>.0m_0.202m.csv</text:p>
      <text:p text:style-name="P15"/>
      <text:p text:style-name="P15"/>
      <text:p text:style-name="P11"><text:soft-page-break/>Naming convention used where ‘r’ indicates a counter-clockwise rotation from the top view (right side forward), no label indicates a clockwise turn (left side forward). <text:span text:style-name="T3">Angles are in degrees, but are printed to the file in radians.</text:span></text:p>
      <text:p text:style-name="P8">hd3000_calibration_2018_07_16_0.5m_<text:span text:style-name="T1">30_0.202m.csv</text:span></text:p>
      <text:p text:style-name="P8">hd3000_calibration_2018_07_16_0.5m_<text:span text:style-name="T1">60_0.202m.csv</text:span></text:p>
      <text:p text:style-name="P8">hd3000_calibration_2018_07_16_0.<text:span text:style-name="T1">5</text:span>m_<text:span text:style-name="T1">r_30_0.202m.csv</text:span></text:p>
      <text:p text:style-name="P8">hd3000_calibration_2018_07_16_<text:span text:style-name="T2">0</text:span>.<text:span text:style-name="T2">5</text:span>m_<text:span text:style-name="T1">r_60_0.202m.csv</text:span></text:p>
      <text:p text:style-name="P8">hd3000_calibration_2018_07_16_<text:span text:style-name="T2">1.0</text:span>m_<text:span text:style-name="T1">30_0.202m.csv</text:span></text:p>
      <text:p text:style-name="P8">hd3000_calibration_2018_07_16_<text:span text:style-name="T2">1.0</text:span>m_<text:span text:style-name="T1">60_0.202m.csv</text:span></text:p>
      <text:p text:style-name="P8">hd3000_calibration_2018_07_16_<text:span text:style-name="T2">1.0</text:span>m_<text:span text:style-name="T1">r_30_0.202m.csv</text:span></text:p>
      <text:p text:style-name="P8">hd3000_calibration_2018_07_16_<text:span text:style-name="T2">1.0</text:span>m_<text:span text:style-name="T1">r_60_0.202m.csv</text:span></text:p>
      <text:p text:style-name="P8">hd3000_calibration_2018_07_16_<text:span text:style-name="T2">1</text:span>.5m_<text:span text:style-name="T1">30_0.202m.csv</text:span></text:p>
      <text:p text:style-name="P8">hd3000_calibration_2018_07_16_<text:span text:style-name="T2">1</text:span>.5m_<text:span text:style-name="T1">60_0.202m.csv</text:span></text:p>
      <text:p text:style-name="P8">hd3000_calibration_2018_07_16_<text:span text:style-name="T2">1</text:span>.<text:span text:style-name="T1">5</text:span>m_<text:span text:style-name="T1">r_30_0.202m.csv</text:span></text:p>
      <text:p text:style-name="P8">hd3000_calibration_2018_07_16_<text:span text:style-name="T2">1</text:span>.5m_<text:span text:style-name="T1">r_60_0.202m.csv</text:span></text:p>
      <text:p text:style-name="P8">hd3000_calibration_2018_07_16_<text:span text:style-name="T2">2</text:span>.<text:span text:style-name="T2">0</text:span>m_<text:span text:style-name="T1">30_0.202m.csv</text:span></text:p>
      <text:p text:style-name="P8">hd3000_calibration_2018_07_16_<text:span text:style-name="T2">2</text:span>.<text:span text:style-name="T2">0</text:span>m_<text:span text:style-name="T1">60_0.202m.csv</text:span></text:p>
      <text:p text:style-name="P8">hd3000_calibration_2018_07_16_<text:span text:style-name="T2">2</text:span>.<text:span text:style-name="T2">0</text:span>m_<text:span text:style-name="T1">r_30_0.202m.csv</text:span></text:p>
      <text:p text:style-name="P8">hd3000_calibration_2018_07_16_<text:span text:style-name="T2">2</text:span>.<text:span text:style-name="T2">0</text:span>m_<text:span text:style-name="T1">r_60_0.202m.csv</text:span></text:p>
      <text:p text:style-name="P8">hd3000_calibration_2018_07_16_<text:span text:style-name="T2">2</text:span>.5m_<text:span text:style-name="T1">30_0.202m.csv</text:span></text:p>
      <text:p text:style-name="P8">hd3000_calibration_2018_07_16_<text:span text:style-name="T2">2</text:span>.5m_<text:span text:style-name="T6">60_0.202m.csv</text:span></text:p>
      <text:p text:style-name="P8">hd3000_calibration_2018_07_16_<text:span text:style-name="T2">2</text:span>.<text:span text:style-name="T1">5</text:span>m_<text:span text:style-name="T1">r_30_0.202m.csv</text:span></text:p>
      <text:p text:style-name="P8">hd3000_calibration_2018_07_16_<text:span text:style-name="T2">2</text:span>.<text:span text:style-name="T1">5</text:span>m_<text:span text:style-name="T1">r_60_0.202m.csv</text:span></text:p>
      <text:p text:style-name="P8">hd3000_calibration_2018_07_16_<text:span text:style-name="T6">3.0</text:span>m_<text:span text:style-name="T1">30_0.202m.csv</text:span></text:p>
      <text:p text:style-name="P8">hd3000_calibration_2018_07_16_<text:span text:style-name="T6">3.0</text:span>m_<text:span text:style-name="T1">r_30_0.202m.csv</text:span></text:p>
      <text:p text:style-name="P8">hd3000_calibration_2018_07_16_<text:span text:style-name="T6">3.5</text:span>m_<text:span text:style-name="T1">30_0.202m.csv</text:span></text:p>
      <text:p text:style-name="P8">hd3000_calibration_2018_07_16_<text:span text:style-name="T6">3</text:span>.<text:span text:style-name="T1">5</text:span>m_<text:span text:style-name="T1">r_30_0.202m.csv</text:span></text:p>
      <text:p text:style-name="P8">hd3000_calibration_2018_07_16_<text:span text:style-name="T7">4.0</text:span>m_<text:span text:style-name="T1">30_0.202m.csv</text:span></text:p>
      <text:p text:style-name="P8">hd3000_calibration_2018_07_16_<text:span text:style-name="T7">4.0</text:span>m_<text:span text:style-name="T1">r_30_0.202m.cs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2:39:15.020188269</meta:creation-date>
    <dc:date>2018-07-25T17:02:06.962896656</dc:date>
    <meta:editing-duration>PT2H11M1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5" meta:paragraph-count="208" meta:word-count="319" meta:character-count="11513" meta:non-whitespace-character-count="11402"/>
  </office:meta>
</office:document-meta>
</file>